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48])" office:value-type="float" office:value="80.25">
            <text:p>8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18.07.2020</text:date>, <text:time>21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6S</meta:editing-duration>
    <meta:editing-cycles>8</meta:editing-cycles>
    <meta:generator>OpenOffice/4.1.7$Win32 OpenOffice.org_project/417m1$Build-9800</meta:generator>
    <dc:date>2020-07-18T21:29:58.34</dc:date>
    <dc:creator>Coco </dc:creator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